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ro9" style:family="table-row">
      <style:table-row-properties style:row-height="28.29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99" fo:wrap-option="wrap" style:vertical-align="top"/>
    </style:style>
    <style:style style:name="ce6" style:family="table-cell" style:parent-style-name="Default">
      <style:table-cell-properties fo:background-color="#ffff99" fo:wrap-option="wrap" style:vertical-align="to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99" style:vertical-align="top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6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office:value-type="string" calcext:value-type="string">
            <text:p>Fighting Spirit (gain extra move next turn if takes a hit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7">
          <table:table-cell table:number-columns-repeated="3"/>
          <table:table-cell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8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9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7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7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.00.0000</text:date>, <text:time style:data-style-name="N2" text:time-value="17:41:24.4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17T02:06:57.265000000</dc:date>
    <meta:editing-duration>PT18H57M53S</meta:editing-duration>
    <meta:editing-cycles>12</meta:editing-cycles>
    <meta:generator>LibreOffice/5.1.3.2$Windows_x86 LibreOffice_project/644e4637d1d8544fd9f56425bd6cec110e49301b</meta:generator>
    <meta:document-statistic meta:table-count="1" meta:cell-count="41" meta:object-count="0"/>
  </office:meta>
</office:document-meta>
</file>